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d141" officeooo:paragraph-rsid="0007d141"/>
    </style:style>
    <style:style style:name="P2" style:family="paragraph" style:parent-style-name="Standard">
      <style:text-properties officeooo:rsid="0007d141" officeooo:paragraph-rsid="00096f10"/>
    </style:style>
    <style:style style:name="P3" style:family="paragraph" style:parent-style-name="Standard">
      <style:text-properties officeooo:rsid="00096f10" officeooo:paragraph-rsid="00096f10"/>
    </style:style>
    <style:style style:name="P4" style:family="paragraph" style:parent-style-name="Standard">
      <style:text-properties officeooo:rsid="000f85ec" officeooo:paragraph-rsid="000f85ec"/>
    </style:style>
    <style:style style:name="P5" style:family="paragraph" style:parent-style-name="Standard">
      <style:text-properties officeooo:rsid="0010dbe9" officeooo:paragraph-rsid="0010dbe9"/>
    </style:style>
    <style:style style:name="P6" style:family="paragraph" style:parent-style-name="Standard">
      <style:text-properties officeooo:rsid="0015c119" officeooo:paragraph-rsid="0015c119"/>
    </style:style>
    <style:style style:name="P7" style:family="paragraph" style:parent-style-name="Standard">
      <style:text-properties officeooo:rsid="0015c119" officeooo:paragraph-rsid="001f3c7d"/>
    </style:style>
    <style:style style:name="P8" style:family="paragraph" style:parent-style-name="Standard">
      <style:text-properties officeooo:rsid="001815b0" officeooo:paragraph-rsid="001f3c7d"/>
    </style:style>
    <style:style style:name="P9" style:family="paragraph" style:parent-style-name="Standard">
      <style:text-properties officeooo:rsid="0015c119" officeooo:paragraph-rsid="001d5ddb"/>
    </style:style>
    <style:style style:name="P10" style:family="paragraph" style:parent-style-name="Standard">
      <style:text-properties officeooo:rsid="00215979" officeooo:paragraph-rsid="00215979"/>
    </style:style>
    <style:style style:name="P1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7d141" officeooo:paragraph-rsid="0007d141" style:font-size-asian="18pt" style:font-weight-asian="bold" style:font-size-complex="18pt" style:font-weight-complex="bold"/>
    </style:style>
    <style:style style:name="P12" style:family="paragraph" style:parent-style-name="Standard">
      <style:text-properties style:text-underline-style="solid" style:text-underline-width="auto" style:text-underline-color="font-color" officeooo:rsid="0007d141" officeooo:paragraph-rsid="00096f10"/>
    </style:style>
    <style:style style:name="P13" style:family="paragraph" style:parent-style-name="Standard">
      <style:text-properties style:text-underline-style="solid" style:text-underline-width="auto" style:text-underline-color="font-color" officeooo:rsid="000f85ec" officeooo:paragraph-rsid="000f85ec"/>
    </style:style>
    <style:style style:name="P14" style:family="paragraph" style:parent-style-name="Standard">
      <style:text-properties style:text-underline-style="solid" style:text-underline-width="auto" style:text-underline-color="font-color" officeooo:rsid="0015c119" officeooo:paragraph-rsid="0015c119"/>
    </style:style>
    <style:style style:name="P15" style:family="paragraph" style:parent-style-name="Standard">
      <style:paragraph-properties fo:padding="0.049cm" fo:border="0.06pt solid #000000" style:shadow="none"/>
      <style:text-properties officeooo:rsid="00215979" officeooo:paragraph-rsid="00215979"/>
    </style:style>
    <style:style style:name="P16" style:family="paragraph" style:parent-style-name="Standard">
      <style:paragraph-properties fo:padding="0.049cm" fo:border="0.06pt solid #000000" style:shadow="none"/>
      <style:text-properties officeooo:rsid="00215979" officeooo:paragraph-rsid="00228c5b"/>
    </style:style>
    <style:style style:name="T1" style:family="text">
      <style:text-properties officeooo:rsid="00096f10"/>
    </style:style>
    <style:style style:name="T2" style:family="text">
      <style:text-properties officeooo:rsid="000e5478"/>
    </style:style>
    <style:style style:name="T3" style:family="text">
      <style:text-properties officeooo:rsid="001119e4"/>
    </style:style>
    <style:style style:name="T4" style:family="text">
      <style:text-properties officeooo:rsid="0013c1fc"/>
    </style:style>
    <style:style style:name="T5" style:family="text">
      <style:text-properties officeooo:rsid="0015c119"/>
    </style:style>
    <style:style style:name="T6" style:family="text">
      <style:text-properties officeooo:rsid="001815b0"/>
    </style:style>
    <style:style style:name="T7" style:family="text">
      <style:text-properties officeooo:rsid="001bac4d"/>
    </style:style>
    <style:style style:name="T8" style:family="text">
      <style:text-properties officeooo:rsid="001f3c7d"/>
    </style:style>
    <style:style style:name="T9" style:family="text">
      <style:text-properties officeooo:rsid="0020285f"/>
    </style:style>
    <style:style style:name="T10" style:family="text">
      <style:text-properties officeooo:rsid="00228c5b"/>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uto Kicad</text:p>
      <text:p text:style-name="P1"/>
      <text:p text:style-name="P12">1) <text:span text:style-name="T1">Créer le schéma</text:span></text:p>
      <text:p text:style-name="P2"/>
      <text:p text:style-name="P3">- Il faut d'abord créer le schéma du circuit. Pour cela, cliquer sur le premier gros bouton carré nommer « Eeschema ».</text:p>
      <text:p text:style-name="P1">- <text:span text:style-name="T1">Maintenant, importer vos composants en cliquant sur le 3eme bouton en partant du haut dans la barre d'outils a droite de la page (avec un triangle rouge) puis en cliquant tout de suite après à l 'endroit voulu sur la page. Une fois les composants placés sur la feuille, les relier avec l'outil « ligne bleu » pour réaliser votre schéma électrique.</text:span></text:p>
      <text:p text:style-name="P1">- <text:span text:style-name="T2">Maintenant, il faut nommer les composants du schéma en cliquant sur le bouton « Annotate schematic components », le triangle rouge a cote de la coccinelle dans la barre d'outil au-dessus de la feuille. Sur la fenêtre qui s'ouvre, a priori laisser les options par défaut et cliquer sur le bouton « Annotate ».</text:span></text:p>
      <text:p text:style-name="P1">- <text:span text:style-name="T2">A présent, lancer le test ERC en cliquant sur la coccinelle.</text:span></text:p>
      <text:p text:style-name="P1">- <text:span text:style-name="T2">Enfin, il faut générer la netliste. Cliquer sur le bouton a côté de la coccinelle marqué d'un « NET » sur fond vert.</text:span></text:p>
      <text:p text:style-name="P1">- <text:span text:style-name="T2">On passe maintenant à l'association composant-empreinte en cliquant sur le 3eme bouton a droite de celui de la netlist : un triangle rouge en arrière plan d'un rectangle noir avec des pattes vertes, intitulé « Run CvPcb to … footprints »</text:span></text:p>
      <text:p text:style-name="P1"/>
      <text:p text:style-name="P13">2) Association composant-empreinte</text:p>
      <text:p text:style-name="P4"/>
      <text:p text:style-name="P5">Cette étape consiste à <text:span text:style-name="T3">associer à chaque composant électronique placé sur le schéma précédent l'empreinte du composant réel qui sera souder sur le circuit imprimé. Kicad intègre une librairie très complète d'empreintes mais il est possible d'importer une empreinte particulière.</text:span></text:p>
      <text:p text:style-name="P5"/>
      <text:p text:style-name="P5">- <text:span text:style-name="T4">Pour chaque composant listé dans la fenêtre centrale, le sélectionner puis choisir l'empreinte dans la colonne de droite après avoir choisi la catégorie de composants dans la colonne de gauche.</text:span></text:p>
      <text:p text:style-name="P5">- <text:span text:style-name="T5">Sauvegarder ces associations puis fermer la fenêtre. Vous retournez donc dans la fenêtre de votre schéma électrique.</text:span></text:p>
      <text:p text:style-name="P5">- <text:span text:style-name="T5">Cliquer à présent sur le bouton à droite du précédent, qui représente un crayon qui dessine sur une feuille, intitulé « Run Pcbnew to … board »</text:span></text:p>
      <text:p text:style-name="P5"/>
      <text:p text:style-name="P14">3) Création du circuit imprimé</text:p>
      <text:p text:style-name="P6"/>
      <text:p text:style-name="P6">La fenêtre s'ouvre avec tous vos composants au milieu de la zone centrale reliés entre eux par un <text:span text:style-name="T6">trait fin blanc comme ils l'étaient sur le schéma élec.</text:span></text:p>
      <text:p text:style-name="P6"/>
      <text:p text:style-name="P7">- <text:span text:style-name="T6">Commencez par se mettre en mode footprint (bouton composant avec une croix de fleches dessus)</text:span></text:p>
      <text:p text:style-name="P8">- Vous pouvez maintenant les éloigner les uns des autres pour y voir un peu plus clair.</text:p>
      <text:p text:style-name="P6">- <text:span text:style-name="T6">Ensuite, tracer les limites réelles de votre circuit imprimé. Pour cela, sélectionnez « Edge.Cuts » dans la liste déroulante à droite de la coccinelle, puis sélectionnez l'outil graphique « Add graphic line or polygon » dans la barre d'outil à droite (trait bleu en diagonale en pointillé) pour ensuite tracer autour de vos composants un rectangle (ou la forme de votre circuit imprimé tel qu'il sera imprimé) et vous assurez qu'il est bien fermé.</text:span></text:p>
      <text:p text:style-name="P6">- <text:span text:style-name="T7">Placez maintenant vos composants dans cet emplacement le plus judicieusement possible afin de minimiser la place occupée si vous êtes limité mais surtout afin de pouvoir faire circuler les pistes sans qu'elles se croisent.</text:span></text:p>
      <text:p text:style-name="P6">- <text:span text:style-name="T8">Se mettre maintenant en mode Track (bouton grille verte et rouge à coté du mode footprint)</text:span></text:p>
      <text:p text:style-name="P6">- <text:span text:style-name="T9">Définir les régles de dessin (épaisseur piste) en allant dans Menu – Design rules – Design rules.</text:span></text:p>
      <text:p text:style-name="P9">- <text:span text:style-name="T8">Enfin, reliez les composants. Pour cela, sélectionnez « F.Cu » dans la liste déroulante à droite de la </text:span><text:soft-page-break/><text:span text:style-name="T8">coccinelle, puis sélectionnez l'outil graphique « Add tracks and vias » dans la barre d'outil à droite (ligne brisée verte) pour ensuite tracer les pistes.</text:span></text:p>
      <text:p text:style-name="P9"/>
      <text:p text:style-name="P15"><text:span text:style-name="T12">ATTENTION :</text:span> si a un moment quelconque vous avez modifié le schéma de votre circuit vous devez :</text:p>
      <text:p text:style-name="P16">- renuméroter vos composants si vous en avez ajouté <text:span text:style-name="T10">(« Annotate schematic components »)</text:span></text:p>
      <text:p text:style-name="P15">- <text:span text:style-name="T10">re</text:span>tester <text:span text:style-name="T10">les règles élèctriques (coccinelle)</text:span></text:p>
      <text:p text:style-name="P15">- <text:span text:style-name="T10">générer la netliste (bouton « NET »)</text:span></text:p>
      <text:p text:style-name="P10"/>
      <text:p text:style-name="P10"/>
      <text:p text:style-name="P9"/>
      <text:p text:style-name="P10">Voilà votre circuit est prêt à être imprimé puis réali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en </meta:initial-creator>
    <meta:creation-date>2015-11-18T17:17:28.348588252</meta:creation-date>
    <dc:date>2015-12-09T11:05:22.508948140</dc:date>
    <dc:creator>Fabien </dc:creator>
    <meta:editing-duration>PT39M26S</meta:editing-duration>
    <meta:editing-cycles>12</meta:editing-cycles>
    <meta:generator>LibreOffice/4.2.8.2$Linux_X86_64 LibreOffice_project/420m0$Build-2</meta:generator>
    <meta:document-statistic meta:table-count="0" meta:image-count="0" meta:object-count="0" meta:page-count="2" meta:paragraph-count="27" meta:word-count="653" meta:character-count="3806" meta:non-whitespace-character-count="3178"/>
  </office:meta>
</office:document-meta>
</file>